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emer &amp; Spoole Order List for Vurm-milian Ink:</text:p>
      <text:p text:style-name="P1"/>
      <text:p text:style-name="P1">Drumknot - The Patrician's Palace</text:p>
      <text:p text:style-name="P1"/>
      <text:p text:style-name="P1">Vice Chairman Von Lipwig - The Royal Bank of Ankh-morpork</text:p>
      <text:p text:style-name="P1"/>
      <text:p text:style-name="P1">Mr. Maycomb - Maycomb &amp; Slant</text:p>
      <text:p text:style-name="P1"/>
      <text:p text:style-name="P1">Grag Docson - 4 Jubal Street</text:p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rmowliyk5wdu"/>Document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37" meta:character-count="204" meta:non-whitespace-character-count="173"/>
    <meta:generator>LibreOfficeDev/6.0.5.2$Linux_X86_64 LibreOffice_project/</meta:generator>
  </office:meta>
</office:document-meta>
</file>